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Cambria" style:font-name-complex="Cambria"/>
    </style:style>
    <style:style style:name="P2"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hadow="none">
        <style:tab-stops>
          <style:tab-stop style:position="16.002cm" style:type="right"/>
        </style:tab-stops>
      </style:paragraph-properties>
    </style:style>
    <style:style style:name="P3" style:family="paragraph" style:parent-style-name="Heading_20_2">
      <loext:graphic-properties draw:fill="solid" draw:fill-color="#ffff00"/>
      <style:paragraph-properties fo:background-color="#ffff00" fo:padding-left="0.141cm" fo:padding-right="0.141cm" fo:padding-top="0.035cm" fo:padding-bottom="0.035cm" fo:border="0.51pt solid #000000" style:shadow="none"/>
    </style:style>
    <style:style style:name="P4" style:family="paragraph" style:parent-style-name="Normal_20__28_Web_29_">
      <style:paragraph-properties fo:break-before="page"/>
    </style:style>
    <style:style style:name="P5" style:family="paragraph" style:parent-style-name="Normal_20__28_Web_29_">
      <loext:graphic-properties draw:fill="solid" draw:fill-color="#ffff00"/>
      <style:paragraph-properties fo:text-align="center" style:justify-single-word="false" fo:background-color="#ffff00" fo:padding-left="0.141cm" fo:padding-right="0.141cm" fo:padding-top="0.035cm" fo:padding-bottom="0.035cm" fo:border="0.51pt solid #000000" style:shadow="none"/>
    </style:style>
    <style:style style:name="P6" style:family="paragraph" style:parent-style-name="Standard">
      <style:text-properties fo:font-weight="bold" style:font-weight-asian="bold"/>
    </style:style>
    <style:style style:name="P7" style:family="paragraph" style:parent-style-name="Standard">
      <style:text-properties style:font-name="Calibri" fo:font-size="16pt" fo:font-weight="bold" style:font-size-asian="16pt" style:font-weight-asian="bold" style:font-name-complex="Calibri" style:font-size-complex="16pt"/>
    </style:style>
    <style:style style:name="P8" style:family="paragraph" style:parent-style-name="Standard">
      <loext:graphic-properties draw:fill="solid" draw:fill-color="#ffff00"/>
      <style:paragraph-properties fo:text-align="center" style:justify-single-word="false" fo:background-color="#ffff00" fo:padding-left="0.141cm" fo:padding-right="0.141cm" fo:padding-top="0.035cm" fo:padding-bottom="0.035cm" fo:border="0.51pt solid #000000" style:shadow="none"/>
      <style:text-properties style:font-name="Calibri" fo:font-size="16pt" fo:font-weight="bold" style:font-size-asian="16pt" style:font-weight-asian="bold" style:font-name-complex="Calibri" style:font-size-complex="16pt"/>
    </style:style>
    <style:style style:name="P9" style:family="paragraph" style:parent-style-name="Standard" style:list-style-name="">
      <style:paragraph-properties fo:margin-top="0.494cm" fo:margin-bottom="0.494cm" style:contextual-spacing="false"/>
      <style:text-properties fo:font-size="13.5pt" fo:font-weight="bold" style:font-size-asian="13.5pt" style:font-weight-asian="bold" style:font-size-complex="13.5pt" style:font-weight-complex="bold"/>
    </style:style>
    <style:style style:name="P10" style:family="paragraph" style:parent-style-name="Standard" style:list-style-name="WW8Num8">
      <style:paragraph-properties fo:margin-top="0cm" fo:margin-bottom="0cm" style:contextual-spacing="false"/>
    </style:style>
    <style:style style:name="P11" style:family="paragraph" style:parent-style-name="Standard" style:list-style-name="WW8Num3">
      <style:paragraph-properties fo:margin-top="0cm" fo:margin-bottom="0cm" style:contextual-spacing="false"/>
    </style:style>
    <style:style style:name="P12" style:family="paragraph" style:parent-style-name="Standard" style:list-style-name="WW8Num3">
      <style:paragraph-properties fo:margin-top="0cm" fo:margin-bottom="0cm" style:contextual-spacing="false"/>
      <style:text-properties fo:font-weight="bold" style:font-weight-asian="bold" style:font-weight-complex="bold"/>
    </style:style>
    <style:style style:name="P13" style:family="paragraph" style:parent-style-name="Standard" style:list-style-name="WW8Num4">
      <style:paragraph-properties fo:margin-top="0cm" fo:margin-bottom="0cm" style:contextual-spacing="false"/>
    </style:style>
    <style:style style:name="P14" style:family="paragraph" style:parent-style-name="Standard" style:list-style-name="WW8Num9">
      <style:paragraph-properties fo:margin-top="0cm" fo:margin-bottom="0cm" style:contextual-spacing="false"/>
    </style:style>
    <style:style style:name="P15" style:family="paragraph" style:parent-style-name="Standard" style:list-style-name="WW8Num10">
      <style:paragraph-properties fo:margin-top="0cm" fo:margin-bottom="0cm" style:contextual-spacing="false"/>
    </style:style>
    <style:style style:name="P16" style:family="paragraph" style:parent-style-name="Standard" style:list-style-name="WW8Num6">
      <style:paragraph-properties fo:margin-top="0cm" fo:margin-bottom="0cm" style:contextual-spacing="false"/>
    </style:style>
    <style:style style:name="P17" style:family="paragraph" style:parent-style-name="Standard" style:list-style-name="WW8Num7">
      <style:paragraph-properties fo:margin-top="0cm" fo:margin-bottom="0cm" style:contextual-spacing="false"/>
    </style:style>
    <style:style style:name="P18" style:family="paragraph" style:parent-style-name="Standard" style:list-style-name="WW8Num1">
      <style:paragraph-properties fo:margin-top="0cm" fo:margin-bottom="0cm" style:contextual-spacing="false"/>
    </style:style>
    <style:style style:name="P19" style:family="paragraph" style:parent-style-name="Standard" style:list-style-name="WW8Num2">
      <style:paragraph-properties fo:margin-top="0cm" fo:margin-bottom="0cm" style:contextual-spacing="false"/>
    </style:style>
    <style:style style:name="P20" style:family="paragraph" style:parent-style-name="Standard" style:list-style-name="WW8Num5">
      <style:paragraph-properties fo:margin-top="0cm" fo:margin-bottom="0cm" style:contextual-spacing="false"/>
    </style:style>
    <style:style style:name="P21" style:family="paragraph" style:parent-style-name="Standard" style:list-style-name="" style:master-page-name="Standard">
      <loext:graphic-properties draw:fill="solid" draw:fill-color="#ffff00"/>
      <style:paragraph-properties fo:margin-top="0cm" fo:margin-bottom="0cm" style:contextual-spacing="false" fo:text-align="center" style:justify-single-word="false" style:page-number="auto" fo:background-color="#ffff00" fo:padding-left="0.141cm" fo:padding-right="0.141cm" fo:padding-top="0.035cm" fo:padding-bottom="0.035cm" fo:border="0.51pt solid #000000" style:shadow="none"/>
      <style:text-properties style:font-name="Calibri" fo:font-size="18pt" fo:font-weight="bold" style:font-size-asian="18pt" style:font-weight-asian="bold" style:font-name-complex="Calibri" style:font-size-complex="18pt" style:font-weight-complex="bold"/>
    </style:style>
    <style:style style:name="P22" style:family="paragraph" style:parent-style-name="Standard" style:list-style-name="WW8Num8">
      <style:paragraph-properties fo:margin-top="0cm" fo:margin-bottom="0.494cm" style:contextual-spacing="false"/>
    </style:style>
    <style:style style:name="P23" style:family="paragraph" style:parent-style-name="Standard" style:list-style-name="WW8Num3">
      <style:paragraph-properties fo:margin-top="0cm" fo:margin-bottom="0.494cm" style:contextual-spacing="false"/>
    </style:style>
    <style:style style:name="P24" style:family="paragraph" style:parent-style-name="Standard" style:list-style-name="WW8Num4">
      <style:paragraph-properties fo:margin-top="0cm" fo:margin-bottom="0.494cm" style:contextual-spacing="false"/>
    </style:style>
    <style:style style:name="P25" style:family="paragraph" style:parent-style-name="Standard" style:list-style-name="WW8Num9">
      <style:paragraph-properties fo:margin-top="0cm" fo:margin-bottom="0.494cm" style:contextual-spacing="false"/>
    </style:style>
    <style:style style:name="P26" style:family="paragraph" style:parent-style-name="Standard" style:list-style-name="WW8Num10">
      <style:paragraph-properties fo:margin-top="0cm" fo:margin-bottom="0.494cm" style:contextual-spacing="false"/>
    </style:style>
    <style:style style:name="P27" style:family="paragraph" style:parent-style-name="Standard" style:list-style-name="WW8Num6">
      <style:paragraph-properties fo:margin-top="0cm" fo:margin-bottom="0.494cm" style:contextual-spacing="false"/>
    </style:style>
    <style:style style:name="P28" style:family="paragraph" style:parent-style-name="Standard" style:list-style-name="WW8Num7">
      <style:paragraph-properties fo:margin-top="0cm" fo:margin-bottom="0.494cm" style:contextual-spacing="false"/>
    </style:style>
    <style:style style:name="P29" style:family="paragraph" style:parent-style-name="Standard" style:list-style-name="WW8Num1">
      <style:paragraph-properties fo:margin-top="0cm" fo:margin-bottom="0.494cm" style:contextual-spacing="false"/>
    </style:style>
    <style:style style:name="P30" style:family="paragraph" style:parent-style-name="Standard" style:list-style-name="WW8Num2">
      <style:paragraph-properties fo:margin-top="0cm" fo:margin-bottom="0.494cm" style:contextual-spacing="false"/>
    </style:style>
    <style:style style:name="P31" style:family="paragraph" style:parent-style-name="Standard" style:list-style-name="WW8Num5">
      <style:paragraph-properties fo:margin-top="0cm" fo:margin-bottom="0.494cm" style:contextual-spacing="false"/>
    </style:style>
    <style:style style:name="P32" style:family="paragraph" style:parent-style-name="Standard">
      <style:paragraph-properties fo:break-before="page"/>
    </style:style>
    <style:style style:name="P33" style:family="paragraph" style:parent-style-name="Standard">
      <style:paragraph-properties fo:margin-left="1.27cm" fo:margin-right="0cm" fo:margin-top="0.494cm" fo:margin-bottom="0.494cm" style:contextual-spacing="false"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Calibri" fo:font-size="18pt" fo:font-weight="bold" style:font-size-asian="18pt" style:font-weight-asian="bold" style:font-name-complex="Calibri" style:font-size-complex="18pt" style:font-weight-complex="bold"/>
    </style:style>
    <style:style style:name="T4" style:family="text">
      <style:text-properties style:font-name="Calibri" fo:font-size="16pt" fo:font-weight="bold" style:font-size-asian="16pt" style:font-weight-asian="bold" style:font-name-complex="Calibri" style:font-size-complex="16pt"/>
    </style:style>
    <style:style style:name="T5" style:family="text">
      <style:text-properties fo:font-size="13.5pt" fo:font-weight="bold" style:font-size-asian="13.5pt" style:font-weight-asian="bold" style:font-size-complex="13.5pt" style:font-weight-complex="bold"/>
    </style:style>
    <style:style style:name="T6" style:family="text">
      <style:text-properties fo:color="#0000ff" loext:opacity="100%" style:text-underline-style="solid" style:text-underline-width="auto" style:text-underline-color="font-color"/>
    </style:style>
    <style:style style:name="T7" style:family="text">
      <style:text-properties fo:font-weight="normal" style:font-weight-asian="normal" style:font-weight-complex="normal"/>
    </style:style>
    <style:style style:name="T8" style:family="text">
      <style:text-properties style:text-position="super 58%"/>
    </style:style>
    <style:style style:name="T9" style:family="text">
      <style:text-properties style:font-name="Cambria" style:font-name-complex="Cambri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2">INFOS EOI</text:h>
      <text:p text:style-name="Standard">Votre CV est-il adapté ? Qu'est-ce qui est vraiment important à indiquer ? <text:line-break/><text:line-break/>Votre CV est un document objectif et précis qui doit donner des éléments permettant d'apprécier :</text:p>
      <text:list xml:id="list2111687408" text:style-name="WW8Num8">
        <text:list-item>
          <text:p text:style-name="P10">ce que vous êtes</text:p>
        </text:list-item>
        <text:list-item>
          <text:p text:style-name="P10">ce que vous avez fait</text:p>
        </text:list-item>
        <text:list-item>
          <text:p text:style-name="P10">ce que vous avez appris</text:p>
        </text:list-item>
        <text:list-item>
          <text:p text:style-name="P22">ce que vous êtes capable de faire</text:p>
        </text:list-item>
      </text:list>
      <text:p text:style-name="Standard">Soignez le comme il mérite car vous serez jugé sur sa pertinence et son attractivité. Un CV bien fait est un CV qui doit être<text:span text:style-name="T2"> pertinent par rapport à la mission recherchée</text:span>, il doit suggérer et finalement donner envie au destinataire de vous rencontrer.Son destinataire doit pouvoir trouver très rapidement les points de repères qui l'intéressent. <text:line-break/>C'est un objet visuel : la forme doit être au service du fond, une information bien structurée donne une impression de cohérence. </text:p>
      <text:p text:style-name="Standard"/>
      <text:h text:style-name="P9" text:outline-level="3">Les rubriques du CV</text:h>
      <text:p text:style-name="Standard"><text:line-break/>Le titre est conseillé, d’autant plus pour un stage, il donne une <text:span text:style-name="T2">clé de lecture</text:span> à votre CV, ce peut être votre objectif professionnel ou votre demande de stage. </text:p>
      <text:list xml:id="list3800089668" text:style-name="WW8Num3">
        <text:list-item>
          <text:p text:style-name="P11"><text:span text:style-name="T2">Etat-civil</text:span>, Adresse, tel portable, mail</text:p>
        </text:list-item>
        <text:list-item>
          <text:p text:style-name="P11"><text:span text:style-name="T2">Formation</text:span> : contenu synthétique de votre formation actuelle</text:p>
        </text:list-item>
        <text:list-item>
          <text:p text:style-name="P11"><text:span text:style-name="T2">Expérience professionnelle</text:span> : vos stages et emplois saisonniers avec les compétences particulières acquises</text:p>
        </text:list-item>
        <text:list-item>
          <text:p text:style-name="P12">Compétences linguistiques et informatiques</text:p>
        </text:list-item>
        <text:list-item>
          <text:p text:style-name="P23"><text:span text:style-name="T2">Expérience extraprofessionnelle</text:span>, Centres d'intérêt : à ne pas négliger, c’est une dimension qui intéresse souvent.</text:p>
        </text:list-item>
      </text:list>
      <text:p text:style-name="Standard"/>
      <text:h text:style-name="P9" text:outline-level="3">La forme du CV</text:h>
      <text:p text:style-name="Standard"><text:line-break/>Pas de CV type, mais la lecture doit être facilitée tant par le format que par la police de caractère donc attention à ne pas trop le charger, utilisez les tirets, les retraits…<text:line-break/><text:line-break/>N’hésitez pas à demander l’avis d’un tiers pour une relecture : l’œil extérieur est souvent pertinent et permet de valider si le message que vous voulez faire passer est reçu par le lecteur. </text:p>
      <text:p text:style-name="Standard"/>
      <text:h text:style-name="P9" text:outline-level="3"/>
      <text:h text:style-name="P9" text:outline-level="3">Besoin d'aide ?</text:h>
      <text:p text:style-name="Standard"><text:soft-page-break/><text:line-break/>Les conseillers de l'Espace orientation insertion peuvent vous recevoir en rendez vous et organisent tout au long de l'année des journées de relecture CV/lettre de motivation.<text:line-break/><text:line-break/>Pour connaître les dates consulter régulièrement l'actualité de la rubrique "Formation". </text:p>
      <text:p text:style-name="Standard"/>
      <text:h text:style-name="P9" text:outline-level="3">Pour aller plus loin</text:h>
      <text:p text:style-name="Standard"><text:line-break/><text:a xlink:type="simple" xlink:href="https://jd.apec.fr/Emploi-stage/Premier-job/Entrainez-vous/Les-cles-du-CV" text:style-name="Internet_20_link" text:visited-style-name="Visited_20_Internet_20_Link"><text:span text:style-name="T6">Les clés du CV - APEC</text:span></text:a><text:line-break/><text:a xlink:type="simple" xlink:href="http://www.emploi-store.fr/portail/accueil#Xtor=SEC-1-GOO" text:style-name="Internet_20_link" text:visited-style-name="Visited_20_Internet_20_Link"><text:span text:style-name="T6"><text:line-break/>Préparer sa candidature - l'EmploiStore</text:span></text:a><text:line-break/><text:line-break/><text:a xlink:type="simple" xlink:href="http://www.capital.fr/carriere-management/actualites/un-cv-avec-des-fautes-d-orthographe-peche-mortel-pour-les-recruteurs-en-france-1132114#utm_campaign=20160527&amp;utm_medium=e-mail&amp;utm_source=NL_CAP_matinaleeco&amp;xtor=EPR-226-[NL_CAP_matinaleeco]-20160527&amp;srWebsiteId=25&amp;srAuthUserId=3170a9802e272642b669cb155d70d4ba*" text:style-name="Internet_20_link" text:visited-style-name="Visited_20_Internet_20_Link"><text:span text:style-name="T6">Un cv avec des fautes d'orthographe, péché mortel pour les recruteurs en France (Capital • 05/16)</text:span></text:a><text:line-break/><text:line-break/><text:a xlink:type="simple" xlink:href="http://www.blog-emploi.com/10-regles-cv/?utm_source=feedburner&amp;utm_medium=email&amp;utm_campaign=Feed%3A+modesemploi+%28Modes+d%27emploi%29" text:style-name="Internet_20_link" text:visited-style-name="Visited_20_Internet_20_Link"><text:span text:style-name="T6">10 régles à suivre sur votre cv pour être recruté (Mode(s)d'emploi • 02/16)</text:span></text:a><text:a xlink:type="simple" xlink:href="http://start.lesechos.fr/rejoindre-une-entreprise/conseils-candidature/ces-10-certifications-qui-doperont-votre-cv-3938.php#xtor=EPR-15-[start]-20160224-[Prov_]-1960004@2" text:style-name="Internet_20_link" text:visited-style-name="Visited_20_Internet_20_Link"><text:span text:style-name="T6"><text:line-break/><text:line-break/>Ces 10 certifiations qui doperont votre CV (les échos.fr • 02/16)</text:span></text:a><text:a xlink:type="simple" xlink:href="http://www.poledocumentation.fr/creer-un-cv-avec-word/" text:style-name="Internet_20_link" text:visited-style-name="Visited_20_Internet_20_Link"><text:span text:style-name="T6">Créer un CV avec "Word" (Pôle Documentation • 05/15)</text:span></text:a><text:line-break/><text:line-break/><text:a xlink:type="simple" xlink:href="http://www.poledocumentation.fr/creer-un-cv-avec-word/" text:style-name="Internet_20_link" text:visited-style-name="Visited_20_Internet_20_Link"><text:span text:style-name="T6">La play list CV (Pôle Documentation • 05/15)</text:span></text:a><text:line-break/><text:line-break/><text:a xlink:type="simple" xlink:href="http://www.jactiv.ouest-france.fr/job-formation/travailler/dix-conseils-pour-reussir-son-cv-12348" text:style-name="Internet_20_link" text:visited-style-name="Visited_20_Internet_20_Link"><text:span text:style-name="T6">Dix conseils pour réussir son CV (jactiveouestfrance 02/13)</text:span></text:a><text:line-break/><text:line-break/><text:a xlink:type="simple" xlink:href="http://www.journaldunet.com/management/ressources-humaines/1182091-le-cv-video/?een=3170a9802e272642b669cb155d70d4ba&amp;utm_source=greenarrow&amp;utm_medium=mail&amp;utm_campaign=ml156_transformersesf" text:style-name="Internet_20_link" text:visited-style-name="Visited_20_Internet_20_Link"><text:span text:style-name="T6">Le CV vidéo a dépassé l'ère du gadget (JDN • 07/16)</text:span></text:a><text:line-break/><text:line-break/><text:a xlink:type="simple" xlink:href="http://www.emploi-store.fr/portail/services/cvTube" text:style-name="Internet_20_link" text:visited-style-name="Visited_20_Internet_20_Link"><text:span text:style-name="T6">CV tube : l'appli d'emploi-store (pôle emploi • 2016)</text:span></text:a><text:line-break/><text:line-break/><text:a xlink:type="simple" xlink:href="http://www.les-rh.fr/innovations-des-prestataires-rh/le-cabinet-de-recrutement-fyte-lance-fyte4u-pour-creer-son-cv-video.html" text:style-name="Internet_20_link" text:visited-style-name="Visited_20_Internet_20_Link"><text:span text:style-name="T6">Le Cabinet de recrutement FYTE lance FYTE 4 U pour créer son cv vidéo (les RH • 05/16)</text:span></text:a> </text:p>
      <text:p text:style-name="P32"/>
      <text:p text:style-name="P8">INFOS APEC</text:p>
      <text:p text:style-name="P7"/>
      <text:p text:style-name="Standard">. <text:span text:style-name="T1">PHOTO</text:span></text:p>
      <text:p text:style-name="P6"/>
      <text:p text:style-name="Standard">Votre photo n'est ni nécessaire ni obligatoire. Cependant, dans certains cas, elle devra apparaître si elle est demandée dans l’annonce ou si elle fait partie des caractéristiques nécessaires dans votre profession.</text:p>
      <text:p text:style-name="Standard"/>
      <text:p text:style-name="Standard"/>
      <text:p text:style-name="Standard"><text:span text:style-name="T1">. NOMBRE DE PAGE</text:span></text:p>
      <text:p text:style-name="P6"/>
      <text:p text:style-name="Standard">Votre CV reflète votre parcours professionnel, il peut donc nécessiter 1 ou 2 pages selon que vous êtes jeune diplômé(e), cadre débutant(e) ou expérimenté(e).<text:line-break/>Sachez que le temps accordé par un recruteur à la première lecture de votre CV est de 20 secondes max, à vous d’être précis(e) !</text:p>
      <text:p text:style-name="Standard"/>
      <text:p text:style-name="Standard"><text:span text:style-name="T1">. AGE ou DATE DE NAISSANCE</text:span></text:p>
      <text:p text:style-name="P6"/>
      <text:p text:style-name="Standard">Votre âge ne doit pas être un critère de sélection. <text:span text:style-name="Strong_20_Emphasis">Le critère de l’âge fait partie des mentions discriminatoires interdites par la loi</text:span>.<text:line-break/>cf document PDF « <text:a xlink:type="simple" xlink:href="https://jd.apec.fr/files/default/mounts/media/Boite-a-outils/Auto-Consos/packCV/pdf/discriminations_cv.pdf" office:target-frame-name="_blank" xlink:show="new" text:style-name="Internet_20_link" text:visited-style-name="Visited_20_Internet_20_Link"><text:span text:style-name="Internet_20_link">Les motifs de discrimination prohibés par la loi.</text:span></text:a> »<text:line-break/><text:line-break/>Le parcours décrit dans votre CV permet d’identifier votre niveau et votre expérience, donc par déduction si vous êtes débutant(e) ou expérimenté(e). Vous pouvez tout à fait être débutant(e) dans une fonction à 46 ans et expérimenté(e) à 30 dans un domaine particulier.</text:p>
      <text:p text:style-name="Standard"/>
      <text:p text:style-name="Standard"><text:span text:style-name="T1">. SITUATION PERSONNELLE</text:span></text:p>
      <text:p text:style-name="P6"/>
      <text:p text:style-name="Standard">Ma situation personnelle n’a rien à voir avec ma légitimité et ma capacité à exercer mon activité professionnelle.<text:line-break/><text:line-break/>Pendant l’entretien, dans le cas par exemple d’un poste nécessitant de nombreux et fréquents déplacements, le recruteur pourra éventuellement aborder ce point avec vous pour valider votre disponibilité au regard de votre situation.</text:p>
      <text:p text:style-name="Standard"/>
      <text:p text:style-name="P6">. TITRE</text:p>
      <text:p text:style-name="P6"/>
      <text:p text:style-name="Standard">Il est nécessaire d’indiquer précisément votre poste et/ou l’activité ciblés. Ainsi vous faciliterez le premier tri du recruteur, en lui permettant au 1er coup d’œil de savoir si vous correspondez ou non à son besoin. Pour faire une bonne accroche, l’intitulé doit être :</text:p>
      <text:list xml:id="list975858889" text:style-name="WW8Num4">
        <text:list-item>
          <text:p text:style-name="P13">Précis</text:p>
        </text:list-item>
        <text:list-item>
          <text:p text:style-name="P24">Contextualisé et en cohérence avec l’objectif visé :<text:line-break/>Exemple d’un manager Export qui cible des entreprises du secteur agro-alimentaire implantées ou désireuses de s’implanter en Ukraine :<text:line-break/><text:line-break/><text:span text:style-name="Strong_20_Emphasis">Responsable Export 8 ans d’expérience secteur agro-alimentaire - Trilingue anglais-russe –Zone EMEA</text:span> </text:p>
        </text:list-item>
      </text:list>
      <text:p text:style-name="P8"><text:soft-page-break/>INFOS JOBTEASER</text:p>
      <text:p text:style-name="P7"/>
      <text:h text:style-name="Heading_20_3" text:outline-level="3">Déjà, rassurez-vous, c’est une problématique qui concerne un très grand nombre d’étudiants chaque année. Même si vous avez tendance à vous focaliser sur votre voisin de droite qui lui a déjà 3 stages à son actif alors qu’il n’a que 19 ans, votre voisin de gauche est certainement dans la même situation que vous.</text:h>
      <text:h text:style-name="Heading_20_3" text:outline-level="3">Mais comment faire pour convaincre un recruteur de sa valeur lorsqu’on a encore peu de moyens de la prouver ? Vous trouverez ci-dessous quelques conseils rubrique par rubrique pour vous construire un CV qui attire l’attention des recruteurs.</text:h>
      <text:h text:style-name="Heading_20_2" text:outline-level="2"><text:span text:style-name="Strong_20_Emphasis"><text:span text:style-name="T7">Infos personnelles</text:span></text:span></text:h>
      <text:p text:style-name="Normal_20__28_Web_29_">Pas besoin de vous étendre sur cette partie, vous devez simplement préciser :</text:p>
      <text:list xml:id="list4132533588" text:style-name="WW8Num9">
        <text:list-item>
          <text:p text:style-name="P14">Nom et prénom</text:p>
        </text:list-item>
        <text:list-item>
          <text:p text:style-name="P14">Téléphone portable</text:p>
        </text:list-item>
        <text:list-item>
          <text:p text:style-name="P25">Adresse mail</text:p>
        </text:list-item>
      </text:list>
      <text:p text:style-name="Normal_20__28_Web_29_">Les détails suivants sont bel et bien à considérer comme facultatifs ! N’hésitez pas, si vous manquez d’espace, à les supprimer purement et simplement.</text:p>
      <text:list xml:id="list956256719" text:style-name="WW8Num10">
        <text:list-item>
          <text:p text:style-name="P15">Âge : et si vous décidez de le mettre, évitez votre date de naissance, le recruteur ne prendra pas la peine de calculer</text:p>
        </text:list-item>
        <text:list-item>
          <text:p text:style-name="P15">Adresse : à part si vous décidez de postuler dans la même ville que celle où vous résidez actuellement, ce qui peut être un avantage pour vous</text:p>
        </text:list-item>
        <text:list-item>
          <text:p text:style-name="P15">Nationalité</text:p>
        </text:list-item>
        <text:list-item>
          <text:p text:style-name="P15">Photo : si vous avez une photo faite par un photographe sous la main, et qu’elle reflète votre professionnalisme, très bien, sinon vous pouvez vous en passer</text:p>
        </text:list-item>
        <text:list-item>
          <text:p text:style-name="P15">Permis B : à préciser uniquement pour un poste de commercial terrain</text:p>
        </text:list-item>
        <text:list-item>
          <text:p text:style-name="P26">Statut familial : le recruteur n’est pas censé savoir si vous êtes célibataire ou non, c’est un critère typiquement discriminatoire !</text:p>
        </text:list-item>
      </text:list>
      <text:h text:style-name="Heading_20_2" text:outline-level="2"><text:span text:style-name="Strong_20_Emphasis"><text:span text:style-name="T7">Titre du CV</text:span></text:span></text:h>
      <text:p text:style-name="Normal_20__28_Web_29_">Beaucoup d’étudiants ont tendance à le négliger, voire à l’omettre complétement. Vous gagnerez un réel avantage à en mettre un qui donne la bonne information au recruteur !</text:p>
      <text:p text:style-name="Normal_20__28_Web_29_">Alors qu’est-ce qu’on peut considérer comme la « bonne information » ? Ce titre doit illustrer ce que vous voulez faire, et non pas ce que vous voulez être actuellement. Inutile de mentionner « Etudiant ingénieur en 2<text:span text:style-name="T8">ème</text:span> année, Programme X ou Y », cette information est déjà mentionnée juste après dans votre CV, dans la rubrique Education.</text:p>
      <text:p text:style-name="Normal_20__28_Web_29_"><text:soft-page-break/>Servez-vous plutôt du titre du CV pour donner des informations sur ce que vous cherchez. Ce titre doit donc contenir, dans l’ordre :</text:p>
      <text:list xml:id="list2597593124" text:style-name="WW8Num6">
        <text:list-item>
          <text:p text:style-name="P16">Le type de poste recherché : stage, apprentissage, emploi,... (si vous cherchez un stage de fin d’études, précisez-le, c’est un critère très demandé !)</text:p>
        </text:list-item>
        <text:list-item>
          <text:p text:style-name="P16">Le type de métier et/ou le secteur recherché : si vous savez déjà quel métier vous voulez faire, précisez-le ! Si c’est une notion encore un peu floue pour vous, vous avez au moins quelques secteurs en tête qui vous intéressent, c’est le moment de le préciser également.</text:p>
        </text:list-item>
        <text:list-item>
          <text:p text:style-name="P27">Votre disponibilité : cela peut paraître trivial, mais c’est une information clé pour le recruteur. Précisez donc le mois à partir duquel vous êtes disponible, ainsi que la durée le cas échéant.</text:p>
        </text:list-item>
      </text:list>
      <text:h text:style-name="Heading_20_2" text:outline-level="2"><text:span text:style-name="Strong_20_Emphasis"><text:span text:style-name="T7">Education</text:span></text:span></text:h>
      <text:p text:style-name="Normal_20__28_Web_29_">Cette rubrique est très importante pour un étudiant qui cherche à trouver un de ses premiers stages. Précisez donc bien, dans l’ordre anti-chronologique ndlr du plus récent au plus ancien, chacune des formations que vous avez pu suivre durant vos études supérieures. Vous pouvez omettre votre bac (et le brevet évidemment), à part si celui-ci a un rapport direct avec le poste que vous visez.</text:p>
      <text:p text:style-name="Normal_20__28_Web_29_">« Est-ce que je dois faire une liste de tous les cours que j’ai suivi ? »</text:p>
      <text:p text:style-name="Normal_20__28_Web_29_">Oui et non. Faire une liste de tous les cours que vous avez pu suivre pendant votre première année d’école de commerce risque de perdre le recruteur et n’est donc pas pertinent. En revanche, si 2 ou 3 cours vous semblent particulièrement pertinents par rapport au poste que vous convoitez, n’hésitez pas à les mettre, ils constitueront une véritable valeur ajoutée pour votre candidature.</text:p>
      <text:h text:style-name="Heading_20_2" text:outline-level="2"><text:span text:style-name="Strong_20_Emphasis"><text:span text:style-name="T7">Expériences</text:span></text:span></text:h>
      <text:p text:style-name="Normal_20__28_Web_29_">Vous l’aurez peut-être remarqué, le nom de cette rubrique est bien « Expériences » et non « Expériences Professionnelles ». En effet, lorsque vous avez encore peu d’expériences véritablement professionnelles (stages ou CDD) à faire valoir, votre expérience associative est très intéressante pour le recruteur. N’hésitez donc pas à les ajouter à cette rubrique, sous le même format que vos autres expériences.</text:p>
      <text:p text:style-name="Normal_20__28_Web_29_">En revanche, même si le fait que vous ayez travaillé tous les étés depuis vos 16 ans montre de réelles qualités, c’est une abondance de détails qui n’a que peu d’intérêt pour le recruteur s’il n’y a pas de lien avec le poste en question. Vous pouvez donc soit choisir de regrouper toutes ces expériences en une seule ligne (par exemple « Etés 2013-16 Carrefour - Hôtesse de caisse ») ou simplement les enlever de votre CV.</text:p>
      <text:p text:style-name="Normal_20__28_Web_29_">Concernant la description de chacune de vos expériences, il vous faudra garder en tête cette notion : le recruteur veut savoir quelle a été votre valeur ajoutée lors de vos précédentes expériences. Essayez donc d’introduire le plus possible la notion de chiffres et de résultats lorsque vous décrivez vos expériences. Voici quelques exemples concrets (notamment pour vos expériences associatives) :</text:p>
      <text:list xml:id="list2884655830" text:style-name="WW8Num7">
        <text:list-item>
          <text:p text:style-name="P17"><text:soft-page-break/>Si vous avez été trésorier d’une association, précisez bien le budget que vous avez eu à gérer durant l’année</text:p>
        </text:list-item>
        <text:list-item>
          <text:p text:style-name="P17">Si vous avez organisé un événement, précisez le nombre de personnes qui a pu y assister, ainsi que son budget, en accompagnant à chaque fois ces chiffres du pourcentage d’augmentation par rapport à l’année précédente. Ex : 10 000 visiteurs (+15% par rapport à N-1)</text:p>
        </text:list-item>
        <text:list-item>
          <text:p text:style-name="P17">Si vous avez managé des équipes en tant que président d’une association, n’oubliez pas de préciser combien de personnes étaient sous votre responsabilité</text:p>
        </text:list-item>
        <text:list-item>
          <text:p text:style-name="P28">... le nombre d’exemples est infini !</text:p>
        </text:list-item>
      </text:list>
      <text:h text:style-name="Heading_20_2" text:outline-level="2">Compétences</text:h>
      <text:p text:style-name="Normal_20__28_Web_29_">Cette rubrique peut avoir une importance considérable si vous cherchez un métier plutôt technique ! Voici ce qu’elle doit contenir :</text:p>
      <text:list xml:id="list1444540652" text:style-name="WW8Num1">
        <text:list-item>
          <text:p text:style-name="P18">La liste des logiciels que vous connaissez ainsi que votre niveau. Si la liste est longue (plus de 6-7 logiciels), faites un choix afin de ne garder que ceux qui ont une réelle importance pour le poste qui vous intéresse. Si vous faites le choix de tous les garder, cela fait trop d’informations pour le recruteur qui risque de manquer une information cruciale !</text:p>
        </text:list-item>
        <text:list-item>
          <text:p text:style-name="P18">Les langues que vous parlez et votre niveau dans chacune d’elles. Dans la mesure du possible, essayez de justifier votre niveau : certifications (type TOEIC/TOEFL en anglais), séjours à l’étranger,...</text:p>
        </text:list-item>
        <text:list-item>
          <text:p text:style-name="P29">A ne pas mettre : vos compétences comportementales (dynamisme, sens du résultat,...). En les faisant figurer ainsi, elles sonnent creux. Ce sont en effet des compétences qui doivent se prouver plutôt que s’énoncer. Par exemple : votre dynamisme s’entendra lorsque vous aurez le recruteur au téléphone, votre sens du résultat peut se voir via ceux que vous avez pu noter dans votre CV,...</text:p>
        </text:list-item>
      </text:list>
      <text:h text:style-name="Heading_20_2" text:outline-level="2">Centres d’intérêts</text:h>
      <text:p text:style-name="Normal_20__28_Web_29_">Cette dernière rubrique ne doit pas être négligée, contrairement à ce que l’on pourrait penser. En effet, vous pouvez vous en servir pour faire passer quelques informations cruciales sur vous :</text:p>
      <text:list xml:id="list3452964233" text:style-name="WW8Num2">
        <text:list-item>
          <text:p text:style-name="P19">Si vous avez fait du sport à haut niveau ou de manière intensive pendant quelques années, précisez-le en ajoutant quelques détails : niveau, pratique en club,... Les sportifs sont</text:p>
        </text:list-item>
        <text:list-item>
          <text:p text:style-name="P19">Le conseil ci-dessus également valable pour toutes les activités artistiques : danse, théâtre, musique,... Tout ce que vous avez pu accomplir dans ce cadre est intéressant : précisez si vous avez fait partie d’un groupe/troupe, depuis combien de temps.</text:p>
        </text:list-item>
        <text:list-item>
          <text:p text:style-name="P30">Si vous avez des centres d’intérêts en relation étroite avec le poste que vous convoitez, mettez les en premier !</text:p>
        </text:list-item>
      </text:list>
      <text:p text:style-name="P33"/>
      <text:p text:style-name="P33"/>
      <text:h text:style-name="P3" text:outline-level="2"><text:soft-page-break/>6 erreurs basiques qui compromettent votre recherche de stage ou d'emploi</text:h>
      <text:p text:style-name="Standard"/>
      <text:p text:style-name="Normal_20__28_Web_29_">S’il y a bien une phrase qui revient très fréquemment aux lèvres des étudiants ou jeunes diplômés en pleine recherche, que ce soit de stage ou d’emploi, c’est celle-ci : « Je passe un temps fou à postuler à un grand nombre d’offres, mais je n’ai aucun retour ! »</text:p>
      <text:h text:style-name="Heading_20_3" text:outline-level="3">Sachez bien une chose : la qualité de votre candidature ne se mesure pas seulement à la pertinence de votre parcours, mais également à votre capacité à éviter ces six erreurs qui restent encore beaucoup trop fréquentes chez des étudiants. A lire donc attentivement pour sortir du lot !</text:h>
      <text:h text:style-name="Heading_20_3" text:outline-level="3"><text:line-break/>ERREUR NUMERO 1 : VOUS NE CIBLEZ PAS SUFFISAMMENT VOS POTENTIELS EMPLOYEURS</text:h>
      <text:p text:style-name="Normal_20__28_Web_29_"><text:span text:style-name="Strong_20_Emphasis">Une des erreurs les plus communes consiste à penser que plus grand sera le nombre d’entreprises auxquelles vous postulez, plus vous aurez de retours</text:span>. C’est l’erreur la plus répandue mais surtout la plus pénalisante.</text:p>
      <text:p text:style-name="Normal_20__28_Web_29_">La manière la plus efficace de trouver l’emploi ou le stage qui vous conviendra le mieux consiste à <text:span text:style-name="Strong_20_Emphasis">cibler vos entreprises idéales : celles qui vous intéressent, dont vous partagez les valeurs et qui ont besoin de vos compétences</text:span>. Cela vous évitera de vous disperser et en vous concentrant en priorité sur ces entreprises, vous aurez plus de temps pour construire des candidatures de meilleure qualité.</text:p>
      <text:p text:style-name="Normal_20__28_Web_29_"> </text:p>
      <text:h text:style-name="Heading_20_3" text:outline-level="3">ERREUR NUMERO 2 : VOUS N’AVEZ PAS ADAPTE VOTRE CV ET VOTRE LETTRE DE MOTIVATION A L’OFFRE</text:h>
      <text:p text:style-name="Normal_20__28_Web_29_"><text:line-break/>Vous avez réussi à construire votre liste d’entreprises, félicitations. Malheureusement, votre travail ne s’arrête pas ici. En effet, <text:span text:style-name="Strong_20_Emphasis">une lettre de motivation et un CV génériques sont tout à fait à même de ruiner toutes vos chances d’obtenir un entretien</text:span>. Il suffit d’un simple coup d’œil au recruteur pour faire la différence entre un CV qui a été personnalisé pour l’offre et le CV à « taille unique » qui a été envoyé à toutes les entreprises de votre liste.</text:p>
      <text:p text:style-name="Normal_20__28_Web_29_"><text:span text:style-name="Strong_20_Emphasis">Comment faire ?</text:span></text:p>
      <text:list xml:id="list3480031492" text:style-name="WW8Num5">
        <text:list-item>
          <text:p text:style-name="P20"><text:span text:style-name="Strong_20_Emphasis">Personnalisez le titre de votre CV</text:span> et de votre lettre de motivation selon le secteur de l’entreprise et le poste auquel vous candidatez</text:p>
        </text:list-item>
        <text:list-item>
          <text:p text:style-name="P20"><text:span text:style-name="Strong_20_Emphasis">Insistez sur les compétences demandées pour ce poste</text:span>, dans votre CV comme dans votre lettre de motivation</text:p>
        </text:list-item>
        <text:list-item>
          <text:p text:style-name="P20"><text:span text:style-name="Strong_20_Emphasis">N’hésitez pas à élaguer le contenu de votre CV</text:span> en insistant moins sur des missions qui n’ont pas de rapport avec le poste, afin de gagner de la place pour les autres</text:p>
        </text:list-item>
        <text:list-item>
          <text:p text:style-name="P31"><text:soft-page-break/>Dans votre lettre de motivation, expliquez pourquoi vous avez choisi de postuler à cette offre : intérêt pour l’entreprise, pour la mission. <text:span text:style-name="Strong_20_Emphasis">Il faut montrer pourquoi vous voulez ce poste autant que ce qui vous rend qualifié pour le faire.</text:span><text:line-break/> </text:p>
        </text:list-item>
      </text:list>
      <text:h text:style-name="Heading_20_3" text:outline-level="3">ERREUR NUMERO 3 : VOUS GACHEZ LE PREMIER TIERS DE VOTRE CV</text:h>
      <text:p text:style-name="Normal_20__28_Web_29_">Une (très) grande majorité des CV sont lus sur ordinateur, voire même sur mobile. <text:span text:style-name="Strong_20_Emphasis">Le premier tiers de votre CV est donc d’une importance majeure</text:span> et doit immédiatement capter l’attention du recruteur pour lui donner envie d’amener sa souris jusqu’en bas de celui-ci.</text:p>
      <text:p text:style-name="Normal_20__28_Web_29_"><text:span text:style-name="Strong_20_Emphasis">Commencez par réduire vos informations personnelles au strict minimum</text:span> : nom/prénom, numéro de téléphone, adresse mail et url Linkedin. Pas besoin d’indiquer votre adresse postale, très peu de recruteurs y prêtent attention. Cela vous permettra de gagner de la place et de remonter les informations les plus intéressantes.<text:line-break/> </text:p>
      <text:h text:style-name="Heading_20_3" text:outline-level="3">ERREUR NUMERO 4 : VOTRE CV EST TROP EXHAUSTIF</text:h>
      <text:p text:style-name="Normal_20__28_Web_29_">Cela va sans dire à ce stade : <text:span text:style-name="Strong_20_Emphasis">votre CV ne doit faire qu’une seule page et être suffisamment aéré pour être agréable à lire</text:span>. Cette règle s’applique tout particulièrement aux étudiants et aux jeunes diplômés : vous n’avez que un ou deux ans d’expérience, voire pas du tout si vous cherchez votre premier stage. Si votre CV est déjà plein à craquer à ce stade, comment allez-vous faire quand vous en serez à votre deuxième, voire troisième emploi ?</text:p>
      <text:p text:style-name="Normal_20__28_Web_29_"><text:span text:style-name="Strong_20_Emphasis">Même si vous pensez qu’un CV plus détaillé vous permettra de mettre plus en avant vos compétences, cela peut aussi avoir des effets assez pervers</text:span> : ennuyer votre recruteur s’il voit trop de contenu qui ne l’intéresse pas, et surtout l’éloigner de votre but, qui est de lui montrer que vous êtes LA personne faite pour ce poste.</text:p>
      <text:p text:style-name="Normal_20__28_Web_29_"> </text:p>
      <text:h text:style-name="Heading_20_3" text:outline-level="3">ERREUR NUMERO 5 : VOUS LAISSEZ LE RECRUTEUR FAIRE SES PROPRES CONCLUSIONS</text:h>
      <text:p text:style-name="Normal_20__28_Web_29_">Pour décrire ses précédentes expériences sur un CV, faut-il énumérer ses missions? Si vous avez répondu oui à cette question, vous vous y prenez de la mauvaise manière<text:span text:style-name="Strong_20_Emphasis">. Il est toujours plus avantageux de parler du résultat de votre mission, et de préférence de manière chiffrée, que du contenu de la mission en elle-même.</text:span></text:p>
      <text:p text:style-name="Normal_20__28_Web_29_"><text:span text:style-name="Strong_20_Emphasis">Exemple :</text:span> « Optimisation du temps consacré à la tâche X de 50% pour une économie de XXXXX € sur 6 mois» <text:span text:style-name="Strong_20_Emphasis">plutôt que</text:span> « Implémentation d’une nouvelle solution d’optimisation de la tâche X »</text:p>
      <text:p text:style-name="Normal_20__28_Web_29_"><text:span text:style-name="Strong_20_Emphasis">Le recruteur</text:span> ne regardera jamais de haut le contenu d’une mission, mais il <text:span text:style-name="Strong_20_Emphasis">risque de ne pas comprendre ce que cela a pu apporter à l’entreprise, et de passer à côté de l’importance de la mission.</text:span> Gardez bien en tête le fait que votre CV va être regardé par un chargé de <text:soft-page-break/>recrutement avant d’être regardé par un opérationnel, et qu’il vous faut donc être le plus explicite possible en termes de résultats.<text:line-break/> </text:p>
      <text:h text:style-name="Heading_20_3" text:outline-level="3">ERREUR NUMERO 6 : VOUS NE PORTEZ PAS ASSEZ D’ATTENTION A VOTRE PROFIL LINKEDIN</text:h>
      <text:p text:style-name="Normal_20__28_Web_29_">Mettez-vous deux minutes à la place du recruteur : vous avez pour mission de recruter quelqu’un pour un poste très important, et vous avez réussi à réduire le vivier de candidats à deux personnes qui vous semblent convenir parfaitement. Sur le point de prendre votre décision finale, vous allez regarder leurs profils sur Linkedin. L’un d’entre eux a un profil particulièrement complet : un résumé bien argumenté, un grand nombre de contacts et des recommandations de la part d’autres professionnels. L’autre a deux contacts en tout et pour tout, pas de photo de profil, et n’a même pas pris le temps d’indiquer ses précédentes expériences.</text:p>
      <text:p text:style-name="Normal_20__28_Web_29_">Qui choisiriez-vous ?</text:p>
      <text:p text:style-name="Normal_20__28_Web_29_">Un nombre maintenant majoritaire d’entreprises utilisent Linkedin comme composant essentiel de leur processus de recrutement. <text:span text:style-name="Strong_20_Emphasis">C’est donc sur Linkedin que vos potentiels employeurs iront en premier après avoir lu votre CV ou vous avoir eu en entretien</text:span>. Si vous n’avez pas encore de profil, il est temps de vous y mettre !</text:p>
      <text:p text:style-name="P4"/>
      <text:p text:style-name="P5"><text:span text:style-name="T4">STAGE EN START-UP : avantages, inconvénients pour CV</text:span></text:p>
      <text:p text:style-name="Normal_20__28_Web_29_">Avant, les grandes entreprises régnaient en maître dans l’esprit des recruteurs. Avoir une entreprise inconnue sur son CV ne vous était pas d’une grande aide au moment de trouver votre premier emploi. Heureusement, depuis 2 ou 3 ans, les choses ont changé. <text:span text:style-name="Strong_20_Emphasis">Avec l’accroissement du nombre de startups françaises, et l’attraction que celles-ci exercent sur les étudiants venant des meilleures filières, ce type de stage est maintenant très valorisé par les recruteurs.</text:span></text:p>
      <text:p text:style-name="Normal_20__28_Web_29_">Evidemment, ce choix entre une grande entreprise et une startup dépendra in fine de vous : de vos aspirations professionnelles, de votre mode de travail et de votre personnalité. Il nous est impossible de vous apporter une réponse tranchée à la question : « Vaut-il mieux faire un stage dans une startup ou dans une grande entreprise ? », puisque c’est à vous de faire ce choix en toute connaissance de cause. Voici quelques critères qui peuvent vous aider à choisir !</text:p>
      <text:p text:style-name="Normal_20__28_Web_29_"><text:span text:style-name="Emphasis">Nota bene :</text:span> nous parlons bien ici des « petites » startups, celles qui viennent d’être créées et amorcent leur croissance, et non des « licornes », ces startups qui dépassent les 100 employés et ont déjà des process bien établis.</text:p>
      <text:p text:style-name="Normal_20__28_Web_29_"> </text:p>
      <text:h text:style-name="Heading_20_2" text:outline-level="2">Les pour :</text:h>
      <text:p text:style-name="Normal_20__28_Web_29_"> </text:p>
      <text:h text:style-name="Heading_20_3" text:outline-level="3">1. Une relation de proximité avec les fondateurs</text:h>
      <text:p text:style-name="Normal_20__28_Web_29_">Une start-up se définissant notamment par la taille assez réduite de son équipe, vous appellerez certainement ses fondateurs par leur prénom, et il est tout à fait probable que vous soyez amené à travailler directement avec eux.<text:span text:style-name="Strong_20_Emphasis"> Ils vous apporteront ainsi leur connaissance poussée du secteur, vous aurez une vision plus précise de la stratégie de croissance de la start-up</text:span> et des raisons qui se cachent derrière décisions importantes qu’ils prennent au quotidien. Vous apprendrez donc énormément à leur contact, autant au niveau technique que stratégique.</text:p>
      <text:p text:style-name="Normal_20__28_Web_29_"> </text:p>
      <text:h text:style-name="Heading_20_3" text:outline-level="3">2. Un sentiment d’appartenance fort</text:h>
      <text:p text:style-name="Normal_20__28_Web_29_">L’avantage d’avoir une équipe réduite est que vous connaîtrez très rapidement tout le monde, et vous serez intégré très rapidement pour une simple et bonne raison : un cerveau supplémentaire n’est jamais de trop pour ce type de structure où tout le monde se noie sous le travail. Tout nouveau projet, le lancement d’un produit, la préparation de la levée de fonds, demande tellement d’énergie que tout le monde est mis à contribution.<text:span text:style-name="Strong_20_Emphasis"> Vous aurez donc très rapidement le sentiment d’avoir participé au même titre que les autres membres de </text:span><text:soft-page-break/><text:span text:style-name="Strong_20_Emphasis">l’équipe aux nouveautés de l’entreprise</text:span>, vos actions auront un aspect indéniablement tangible, ce qui est particulièrement gratifiant.</text:p>
      <text:p text:style-name="Normal_20__28_Web_29_"> </text:p>
      <text:h text:style-name="Heading_20_3" text:outline-level="3">3. Mélanger passion et travail</text:h>
      <text:p text:style-name="Normal_20__28_Web_29_">Un grand nombre de startups sont nées d’une conviction profonde de leurs fondateurs, une envie de prouver quelque chose, de proposer une meilleure solution. <text:span text:style-name="Strong_20_Emphasis">Les fondateurs sont poussés autant par la volonté de faire prospérer leur entreprise que par leur passion.</text:span> Cet état d’esprit est très communicatif, et si vous cherchez un stage qui ait un sens pour vous, autre que celui de faire avancer votre parcours, rien ne vaut une expérience en startup.</text:p>
      <text:p text:style-name="Normal_20__28_Web_29_"> </text:p>
      <text:h text:style-name="Heading_20_3" text:outline-level="3">4. Un réseau qui s’agrandit à toute vitesse</text:h>
      <text:p text:style-name="Normal_20__28_Web_29_">La communauté des start-up est un tout petit monde : les créateurs d’entreprise se rencontrent au gré des formations, des soirées organisés,… Si vous suivez un peu les actualités événementielles du milieu, vous vous rendrez vite compte que vous croisez toujours les mêmes personnes, et au bout de six mois de stage, vous connaîtrez toujours quelqu’un qui connaît quelqu’un qui travaille dans telle ou telle start-up qui vous intéresse. Si ce n’est pas vous qui connaissez ces personnes, ce sera le fondateur, qui sera ravi de vous recommander si votre stage s’est bien passé. <text:span text:style-name="Strong_20_Emphasis">Bref, une fois que vous êtes dans le milieu, il est très facile (et très tentant) d’y rester.</text:span></text:p>
      <text:p text:style-name="Normal_20__28_Web_29_"> </text:p>
      <text:h text:style-name="Heading_20_3" text:outline-level="3">5. Une connaissance poussée de son secteur et de ses enjeux</text:h>
      <text:p text:style-name="Normal_20__28_Web_29_">Selon la taille de la startup, vous serez sans doute amené à travailler dans le même open-space que tout le reste de l’équipe, et vous ferez partie d’un bon nombre de projets faisant partie intégrante du développement de cette startup. En étant suffisamment attentif, vous pourrez donc glaner un grand nombre d’informations sur la stratégie globale de votre entreprise, son placement et sa stratégie de différenciation par rapport à ses concurrents. <text:span text:style-name="Strong_20_Emphasis">Cela vous permettra de voir comment se monte une entreprise, les difficultés auxquelles elle peut être confrontée, comment les surmonter ou comment se remettre de ses erreurs. Pour ceux qui ont l’intention de monter leur propre entreprise plus tard, c’est une expérience inestimable</text:span>.</text:p>
      <text:p text:style-name="Normal_20__28_Web_29_"> </text:p>
      <text:h text:style-name="Heading_20_3" text:outline-level="3">6. Monter en compétences</text:h>
      <text:p text:style-name="Normal_20__28_Web_29_">Le principe d’un stage en start-up, c’est que vous allez pouvoir toucher à tout. Si vous êtes dans une très petite startup, vous allez toucher autant à l’aspect communication qu’à l’aspect commercial voire à l’aspect technique, et votre job sera plus celui d’un couteau suisse que celui d’un stagiaire. <text:span text:style-name="Strong_20_Emphasis">Vous allez pouvoir interagir de manière très proche avec tous les pôles fondamentaux d’une entreprise, et vous allez avoir une participation active dans la prise de décision.</text:span> Vous sortirez de ce stage avec une vision très globale du fonctionnement <text:soft-page-break/>d'une entreprise, vision que n'a pas forcément quelqu'un qui a fait son stage dans une grande entreprise, où le travail est réparti par équipe qui sont assignées à des tâches précises.</text:p>
      <text:p text:style-name="Normal_20__28_Web_29_"> </text:p>
      <text:h text:style-name="Heading_20_3" text:outline-level="3">7. Une ascension hiérarchique rapide</text:h>
      <text:p text:style-name="Normal_20__28_Web_29_">Dans une startup, la différenciation entre stagiaires et employés est assez mince.<text:span text:style-name="Strong_20_Emphasis"> Vous pourrez vite monter en responsabilités si leur prouvez que vous êtes compétent, digne de confiance, et que vous savez prendre des initiatives.</text:span> Si vous avez la chance d’y faire votre stage de fin d’études et d’être recruté à la fin de celui-ci, il est tout à fait probable que ce soit pour un poste à hautes responsabilités : directeur commercial, CTO,… Alors que dans une grande entreprise aux process hiérarchiques bien établis, il vous faudrait au moins trois ans sur un poste de junior pour accéder à des responsabilités qui restent encore moindres.</text:p>
      <text:p text:style-name="Normal_20__28_Web_29_"> </text:p>
      <text:p text:style-name="Normal_20__28_Web_29_"> </text:p>
      <text:h text:style-name="Heading_20_2" text:outline-level="2">Les contre :</text:h>
      <text:p text:style-name="Normal_20__28_Web_29_"> </text:p>
      <text:h text:style-name="Heading_20_3" text:outline-level="3">1. Des compétences moins spécialisées</text:h>
      <text:p text:style-name="Normal_20__28_Web_29_">Le pendant d’un stage en startup est que vous allez creuser chacun des sujets abordés un peu moins en profondeur que vous ne le feriez dans une grande entreprise. <text:span text:style-name="Strong_20_Emphasis">Les startups ont moins de temps à consacrer à votre formation, et vous serez très rapidement plongé dans le bain de l’opérationnel de manière autonome</text:span>. Pour ceux qui ont plus de difficultés à apprendre par eux-mêmes et qui redoutent la possibilité de faire des erreurs, cette autonomie risque d’être mal vécue.</text:p>
      <text:p text:style-name="Normal_20__28_Web_29_"> </text:p>
      <text:h text:style-name="Heading_20_3" text:outline-level="3">2. Des horaires déréglés</text:h>
      <text:p text:style-name="Normal_20__28_Web_29_">De fait, les dirigeants d’une startup auront envers vous le même niveau d’exigence qu’envers leurs employés : <text:span text:style-name="Strong_20_Emphasis">vous allez devoir apprendre à jongler avec les deadlines de dizaines de projets, et il est probable que vous vous retrouviez à devoir travailler (beaucoup) plus tard que d’habitude pour pouvoir finir à temps</text:span>. Ou même à animer un stand sur un salon le temps d’un week-end, tout peut arriver !</text:p>
      <text:p text:style-name="Normal_20__28_Web_29_"> </text:p>
      <text:h text:style-name="Heading_20_3" text:outline-level="3">3. Un salaire et des avantages moins conséquents</text:h>
      <text:p text:style-name="Normal_20__28_Web_29_">Par définition, les startups ont moins de budget que les grands groupes. Le montant de votre gratification de stage s’en ressentira forcément :<text:span text:style-name="Strong_20_Emphasis"> il est plus que probable que vous soyez payé au minimum légal</text:span>. De même, vous ne bénéficierez pas des avantages classiques dont <text:soft-page-break/>bénéficient les stagiaires qui sont dans de grandes entreprises: restaurant d’entreprise ou tickets restaurants, Comité d’Entreprise, voire une salle de gym sur place …</text:p>
      <text:p text:style-name="Normal_20__28_Web_29_"> </text:p>
      <text:h text:style-name="Heading_20_3" text:outline-level="3">4. Un parcours de carrière moins clair</text:h>
      <text:p text:style-name="Normal_20__28_Web_29_">A partir du moment où vous rentrez dans l’univers des grandes entreprises, que ce soit en commercial, en informatique, ou en marketing, les parcours hiérarchiques sont souvent tout tracées : deux ou trois ans sur un poste junior, quelques années sur un poste de manager puis vous pourrez ensuite prétendre à un poste bien placé. <text:span text:style-name="Strong_20_Emphasis">Dans une startup, l’avenir est plus flou.</text:span> Vous êtes à un bon poste maintenant, mais qui vous dit que votre entreprise existera encore dans trois ans ? Un nouveau concurrent plus agressif peut apparaître, une erreur de stratégie aux lourdes conséquences peut être commise,…</text:p>
      <text:p text:style-name="Normal_20__28_Web_29_"> </text:p>
      <text:h text:style-name="Heading_20_3" text:outline-level="3">5. La présence d’un nom peu connu sur le CV</text:h>
      <text:p text:style-name="Normal_20__28_Web_29_"><text:span text:style-name="Strong_20_Emphasis">Si vous faites votre stage dans une start-up, vous serez sans doute mis en difficulté au moment lors de votre prochain processus de recrutement</text:span>. Les recruteurs attendront de vous une connaissance suffisamment poussée de l’entreprise, de son secteur et de sa valeur ajoutée pour que vous puissiez répondre à leurs questions. Prenez du recul et n’hésitez pas à rester critique en parlant également des points faibles de l’entreprise si vous en avez repéré. Vous n’êtes pas là pour vendre votre start-up, mais pour parler de votre expérience. Cet exercice demande donc de plus grandes capacités d’analyse, et une certaine maturité : si vous le faites bien, vous pouvez être sûr d’avoir marqué des points auprès du recruteur en face de vous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fr" fo:country="FR"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next-style-name="Text_20_body" style:default-outline-level="2"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style:contextual-spacing="false"/>
      <style:text-properties fo:font-size="13.5pt" fo:font-weight="bold" style:font-size-asian="13.5pt" style:font-weight-asian="bold" style:font-size-complex="13.5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Police_20_par_20_défaut" style:display-name="Police par défaut" style:family="text"/>
    <style:style style:name="Titre_20_2_20_Car" style:display-name="Titre 2 Car" style:family="text" style:parent-style-name="Police_20_par_20_défaut">
      <style:text-properties fo:font-size="18pt" fo:font-weight="bold" style:font-size-asian="18pt" style:font-weight-asian="bold" style:font-size-complex="18pt" style:font-weight-complex="bold"/>
    </style:style>
    <style:style style:name="Titre_20_3_20_Car" style:display-name="Titre 3 Car" style:family="text" style:parent-style-name="Police_20_par_20_défaut">
      <style:text-properties fo:font-size="13.5pt" fo:font-weight="bold" style:font-size-asian="13.5pt" style:font-weight-asian="bold" style:font-size-complex="13.5pt" style:font-weight-complex="bold"/>
    </style:style>
    <style:style style:name="Strong_20_Emphasis" style:display-name="Strong Emphasis" style:family="text" style:parent-style-name="Police_20_par_20_défaut">
      <style:text-properties fo:font-weight="bold" style:font-weight-asian="bold" style:font-weight-complex="bold"/>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Emphasis" style:family="text" style:parent-style-name="Police_20_par_20_défaut">
      <style:text-properties fo:font-style="italic" style:font-style-asian="italic" style:font-style-complex="italic"/>
    </style:style>
    <style:style style:name="En-tête_20_Car" style:display-name="En-tête Car" style:family="text" style:parent-style-name="Police_20_par_20_défaut">
      <style:text-properties fo:font-size="12pt" style:font-size-asian="12pt" style:font-size-complex="12pt"/>
    </style:style>
    <style:style style:name="Pied_20_de_20_page_20_Car" style:display-name="Pied de page Car" style:family="text" style:parent-style-name="Police_20_par_20_défaut">
      <style:text-properties fo:font-size="12pt" style:font-size-asian="12pt" style:font-size-complex="12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border-line-width-top="0.026cm 0.026cm 0.106cm" fo:padding-left="0cm" fo:padding-right="0cm" fo:padding-top="0.035cm" fo:padding-bottom="0cm" fo:border-left="none" fo:border-right="none" fo:border-top="4.51pt double #622423" fo:border-bottom="none" style:shadow="none">
        <style:tab-stops>
          <style:tab-stop style:position="16.002cm" style:type="right"/>
        </style:tab-stops>
      </style:paragraph-properties>
    </style:style>
    <style:style style:name="MP2" style:family="paragraph" style:parent-style-name="Footer">
      <style:text-properties style:font-name="Cambria" style:font-name-complex="Cambria"/>
    </style:style>
    <style:style style:name="MT1" style:family="text">
      <style:text-properties style:font-name="Cambria" style:font-name-complex="Cambria"/>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top="1.152cm" style:dynamic-spacing="true"/>
      </style:footer-style>
    </style:page-layout>
  </office:automatic-styles>
  <office:master-styles>
    <style:master-page style:name="Standard" style:page-layout-name="Mpm1">
      <style:footer>
        <text:p text:style-name="MP1"><text:span text:style-name="MT1">Espace orientation insertion - UNICAEN - 2017<text:tab/>Page </text:span><text:page-number text:select-page="current">13</text:page-number></text:p>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keyword/>
    <meta:initial-creator>raoul</meta:initial-creator>
    <meta:creation-date>2017-09-15T13:02:00</meta:creation-date>
    <dc:creator>raoul</dc:creator>
    <dc:date>2017-09-26T13:58:00</dc:date>
    <meta:editing-cycles>4</meta:editing-cycles>
    <meta:editing-duration>PT5M</meta:editing-duration>
    <meta:document-statistic meta:table-count="0" meta:image-count="0" meta:object-count="0" meta:page-count="13" meta:paragraph-count="152" meta:word-count="4479" meta:character-count="26839" meta:non-whitespace-character-count="22480"/>
    <meta:generator>LibreOffice/7.0.1.2$Windows_x86 LibreOffice_project/7cbcfc562f6eb6708b5ff7d7397325de9e764452</meta:generator>
  </office:meta>
</office:document-meta>
</file>